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7000002F8B21B2ADC.png" manifest:media-type="image/png"/>
  <manifest:file-entry manifest:full-path="Pictures/1000000000000605000002F32D534EA5.png" manifest:media-type="image/png"/>
  <manifest:file-entry manifest:full-path="Pictures/10000001000005E6000002F57C93261B.png" manifest:media-type="image/png"/>
  <manifest:file-entry manifest:full-path="Pictures/10000001000005EF00000306C8957E02.png" manifest:media-type="image/png"/>
  <manifest:file-entry manifest:full-path="Pictures/10000001000002F100000091044A11B5.png" manifest:media-type="image/png"/>
  <manifest:file-entry manifest:full-path="Pictures/10000001000005F2000002FB231C9FF0.png" manifest:media-type="image/png"/>
  <manifest:file-entry manifest:full-path="Pictures/10000001000005F4000002FF53D78484.png" manifest:media-type="image/png"/>
  <manifest:file-entry manifest:full-path="Pictures/10000001000005F700000308BA7CDA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may-break-between-rows="true" table:border-model="collapsing"/>
    </style:style>
    <style:style style:name="t1.A" style:family="table-column">
      <style:table-column-properties style:column-width="28.702cm" style:rel-column-width="65535*"/>
    </style:style>
    <style:style style:name="t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4" style:family="table-row">
      <style:table-row-properties fo:keep-together="auto"/>
    </style:style>
    <style:style style:name="t1.23" style:family="table-row">
      <style:table-row-properties style:min-row-height="0.609cm" fo:keep-together="auto"/>
    </style:style>
    <style:style style:name="t1.33" style:family="table-row">
      <style:table-row-properties style:min-row-height="0.579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56f2" officeooo:paragraph-rsid="000d5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row>
          <table:table-cell table:style-name="t1.A1" office:value-type="string">
            <text:p text:style-name="P1"><draw:frame draw:style-name="fr1" draw:name="Imagen1" text:anchor-type="char" svg:width="28.508cm" svg:height="13.966cm" draw:z-index="7"><draw:image xlink:href="Pictures/1000000000000605000002F32D534EA5.png" xlink:type="simple" xlink:show="embed" xlink:actuate="onLoad" draw:mime-type="image/png"/></draw:frame></text:p>
          </table:table-cell>
        </table:table-row>
        <table:table-row>
          <table:table-cell table:style-name="t1.A2" office:value-type="string">
            <text:p text:style-name="P2"/>
          </table:table-cell>
        </table:table-row>
        <table:table-row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ext:soft-page-break/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4">
          <table:table-cell table:style-name="t1.A2" office:value-type="string">
            <text:p text:style-name="P2"/>
          </table:table-cell>
        </table:table-row>
        <table:table-row table:style-name="t1.23">
          <table:table-cell table:style-name="t1.A2" office:value-type="string">
            <text:p text:style-name="P2"/>
          </table:table-cell>
        </table:table-row>
        <table:table-row table:style-name="t1.23">
          <table:table-cell table:style-name="t1.A2" office:value-type="string">
            <text:p text:style-name="P2"/>
          </table:table-cell>
        </table:table-row>
        <table:table-row table:style-name="t1.23">
          <table:table-cell table:style-name="t1.A2" office:value-type="string">
            <text:p text:style-name="P2"/>
          </table:table-cell>
        </table:table-row>
        <table:table-row table:style-name="t1.23">
          <table:table-cell table:style-name="t1.A2" office:value-type="string">
            <text:p text:style-name="P2"/>
          </table:table-cell>
        </table:table-row>
        <table:table-row table:style-name="t1.23">
          <table:table-cell table:style-name="t1.A2" office:value-type="string">
            <text:p text:style-name="P2"/>
          </table:table-cell>
        </table:table-row>
        <table:table-row table:style-name="t1.23">
          <table:table-cell table:style-name="t1.A2" office:value-type="string">
            <text:p text:style-name="P2"/>
          </table:table-cell>
        </table:table-row>
        <table:table-row table:style-name="t1.23">
          <table:table-cell table:style-name="t1.A2" office:value-type="string">
            <text:p text:style-name="P2"/>
          </table:table-cell>
        </table:table-row>
        <table:table-row table:style-name="t1.23">
          <table:table-cell table:style-name="t1.A2" office:value-type="string">
            <text:p text:style-name="P2"/>
          </table:table-cell>
        </table:table-row>
        <table:table-row table:style-name="t1.23">
          <table:table-cell table:style-name="t1.A2" office:value-type="string">
            <text:p text:style-name="P2"/>
          </table:table-cell>
        </table:table-row>
        <table:table-row table:style-name="t1.23">
          <table:table-cell table:style-name="t1.A2" office:value-type="string">
            <text:p text:style-name="P2"/>
          </table:table-cell>
        </table:table-row>
        <table:table-row table:style-name="t1.33">
          <table:table-cell table:style-name="t1.A2" office:value-type="string">
            <text:p text:style-name="P2"/>
          </table:table-cell>
        </table:table-row>
        <table:table-row table:style-name="t1.33">
          <table:table-cell table:style-name="t1.A2" office:value-type="string">
            <text:p text:style-name="P2"/>
          </table:table-cell>
        </table:table-row>
        <text:soft-page-break/>
        <table:table-row table:style-name="t1.33">
          <table:table-cell table:style-name="t1.A2" office:value-type="string">
            <text:p text:style-name="P2"/>
          </table:table-cell>
        </table:table-row>
        <table:table-row table:style-name="t1.33">
          <table:table-cell table:style-name="t1.A2" office:value-type="string">
            <text:p text:style-name="P2"/>
          </table:table-cell>
        </table:table-row>
        <table:table-row table:style-name="t1.33">
          <table:table-cell table:style-name="t1.A2" office:value-type="string">
            <text:p text:style-name="P2"/>
          </table:table-cell>
        </table:table-row>
        <table:table-row table:style-name="t1.33">
          <table:table-cell table:style-name="t1.A2" office:value-type="string">
            <text:p text:style-name="P2"/>
          </table:table-cell>
        </table:table-row>
        <table:table-row table:style-name="t1.33">
          <table:table-cell table:style-name="t1.A2" office:value-type="string">
            <text:p text:style-name="P2"/>
          </table:table-cell>
        </table:table-row>
        <table:table-row table:style-name="t1.33">
          <table:table-cell table:style-name="t1.A2" office:value-type="string">
            <text:p text:style-name="P2"/>
          </table:table-cell>
        </table:table-row>
        <table:table-row table:style-name="t1.33">
          <table:table-cell table:style-name="t1.A2" office:value-type="string">
            <text:p text:style-name="P2"/>
          </table:table-cell>
        </table:table-row>
        <text:soft-page-break/>
        <table:table-row table:style-name="t1.33">
          <table:table-cell table:style-name="t1.A2" office:value-type="string">
            <text:p text:style-name="P2"><draw:frame draw:style-name="fr2" draw:name="Imagen42" text:anchor-type="char" svg:width="28.508cm" svg:height="14.291cm" draw:z-index="0"><draw:image xlink:href="Pictures/10000001000005E6000002F57C93261B.png" xlink:type="simple" xlink:show="embed" xlink:actuate="onLoad" draw:mime-type="image/png"/></draw:frame></text:p>
          </table:table-cell>
        </table:table-row>
        <text:soft-page-break/>
        <table:table-row table:style-name="t1.33">
          <table:table-cell table:style-name="t1.A2" office:value-type="string">
            <text:p text:style-name="P2"><draw:frame draw:style-name="fr2" draw:name="Imagen43" text:anchor-type="char" svg:width="28.508cm" svg:height="14.524cm" draw:z-index="1"><draw:image xlink:href="Pictures/10000001000005EF00000306C8957E02.png" xlink:type="simple" xlink:show="embed" xlink:actuate="onLoad" draw:mime-type="image/png"/></draw:frame></text:p>
          </table:table-cell>
        </table:table-row>
        <text:soft-page-break/>
        <table:table-row table:style-name="t1.33">
          <table:table-cell table:style-name="t1.A2" office:value-type="string">
            <text:p text:style-name="P2"><draw:frame draw:style-name="fr2" draw:name="Imagen44" text:anchor-type="char" svg:width="28.508cm" svg:height="14.337cm" draw:z-index="2"><draw:image xlink:href="Pictures/10000001000005E7000002F8B21B2ADC.png" xlink:type="simple" xlink:show="embed" xlink:actuate="onLoad" draw:mime-type="image/png"/></draw:frame></text:p>
          </table:table-cell>
        </table:table-row>
        <text:soft-page-break/>
        <table:table-row table:style-name="t1.33">
          <table:table-cell table:style-name="t1.A2" office:value-type="string">
            <text:p text:style-name="P2"><draw:frame draw:style-name="fr2" draw:name="Imagen45" text:anchor-type="char" svg:width="28.508cm" svg:height="14.289cm" draw:z-index="3"><draw:image xlink:href="Pictures/10000001000005F2000002FB231C9FF0.png" xlink:type="simple" xlink:show="embed" xlink:actuate="onLoad" draw:mime-type="image/png"/></draw:frame></text:p>
          </table:table-cell>
        </table:table-row>
        <text:soft-page-break/>
        <table:table-row table:style-name="t1.33">
          <table:table-cell table:style-name="t1.A2" office:value-type="string">
            <text:p text:style-name="P2"><draw:frame draw:style-name="fr2" draw:name="Imagen46" text:anchor-type="char" svg:width="28.508cm" svg:height="14.485cm" draw:z-index="4"><draw:image xlink:href="Pictures/10000001000005F700000308BA7CDAE0.png" xlink:type="simple" xlink:show="embed" xlink:actuate="onLoad" draw:mime-type="image/png"/></draw:frame></text:p>
          </table:table-cell>
        </table:table-row>
        <text:soft-page-break/>
        <table:table-row table:style-name="t1.33">
          <table:table-cell table:style-name="t1.A2" office:value-type="string">
            <text:p text:style-name="P2"><draw:frame draw:style-name="fr3" draw:name="Imagen47" text:anchor-type="char" svg:width="27.273cm" svg:height="13.727cm" draw:z-index="5"><draw:image xlink:href="Pictures/10000001000005F4000002FF53D78484.png" xlink:type="simple" xlink:show="embed" xlink:actuate="onLoad" draw:mime-type="image/png"/></draw:frame></text:p>
          </table:table-cell>
        </table:table-row>
        <table:table-row table:style-name="t1.33">
          <table:table-cell table:style-name="t1.A2" office:value-type="string">
            <text:p text:style-name="P2"><draw:frame draw:style-name="fr4" draw:name="Imagen48" text:anchor-type="char" svg:width="17.378cm" svg:height="3.346cm" draw:z-index="6"><draw:image xlink:href="Pictures/10000001000002F100000091044A11B5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18:20:17.113680752</meta:creation-date>
    <dc:date>2025-01-22T23:13:23.044000000</dc:date>
    <meta:editing-duration>PT3H30M15S</meta:editing-duration>
    <meta:editing-cycles>8</meta:editing-cycles>
    <meta:generator>LibreOffice/24.8.4.2$Windows_X86_64 LibreOffice_project/bb3cfa12c7b1bf994ecc5649a80400d06cd71002</meta:generator>
    <meta:print-date>2025-01-02T16:06:12.682707737</meta:print-date>
    <meta:document-statistic meta:table-count="1" meta:image-count="8" meta:object-count="0" meta:page-count="9" meta:paragraph-count="1" meta:word-count="1" meta:character-count="2" meta:non-whitespace-character-count="2"/>
  </office:meta>
</office:document-meta>
</file>